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92f1d" officeooo:paragraph-rsid="00192f1d"/>
    </style:style>
    <style:style style:name="P2" style:family="paragraph" style:parent-style-name="Standard">
      <style:text-properties officeooo:rsid="00192f1d" officeooo:paragraph-rsid="00192f1d"/>
    </style:style>
    <style:style style:name="P3" style:family="paragraph" style:parent-style-name="Standard">
      <style:text-properties fo:color="#ffffff" loext:opacity="100%" officeooo:rsid="001cb367" officeooo:paragraph-rsid="00192f1d" fo:background-color="#2a6099"/>
    </style:style>
    <style:style style:name="P4" style:family="paragraph" style:parent-style-name="Standard">
      <style:text-properties fo:color="#ffffff" loext:opacity="100%" officeooo:rsid="00225032" officeooo:paragraph-rsid="00192f1d" fo:background-color="#2a6099"/>
    </style:style>
    <style:style style:name="P5" style:family="paragraph" style:parent-style-name="Standard">
      <style:text-properties officeooo:rsid="001cb367" officeooo:paragraph-rsid="00192f1d"/>
    </style:style>
    <style:style style:name="P6" style:family="paragraph" style:parent-style-name="Standard">
      <style:text-properties officeooo:rsid="00225032" officeooo:paragraph-rsid="00192f1d"/>
    </style:style>
    <style:style style:name="P7" style:family="paragraph" style:parent-style-name="Standard">
      <style:text-properties officeooo:rsid="00225032" officeooo:paragraph-rsid="0023c8db"/>
    </style:style>
    <style:style style:name="P8" style:family="paragraph" style:parent-style-name="Standard">
      <style:text-properties officeooo:rsid="00225032" officeooo:paragraph-rsid="0023f5d0"/>
    </style:style>
    <style:style style:name="P9" style:family="paragraph" style:parent-style-name="Table_20_Contents">
      <style:text-properties officeooo:rsid="0023c8db" officeooo:paragraph-rsid="0023c8db"/>
    </style:style>
    <style:style style:name="T1" style:family="text">
      <style:text-properties officeooo:rsid="00225032"/>
    </style:style>
    <style:style style:name="T2" style:family="text">
      <style:text-properties officeooo:rsid="0023c8db"/>
    </style:style>
    <style:style style:name="T3" style:family="text">
      <style:text-properties officeooo:rsid="0023f5d0"/>
    </style:style>
    <style:style style:name="T4" style:family="text">
      <style:text-properties officeooo:rsid="002460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ECHA: 23 de febrero de 2026</text:p>
      <text:p text:style-name="Standard"/>
      <text:p text:style-name="P3">TAREAS REALIZADAS:</text:p>
      <text:p text:style-name="P5"/>
      <text:p text:style-name="P5">Nombre: SWAGSCORD</text:p>
      <text:p text:style-name="P5"/>
      <text:p text:style-name="P5">Concepto: Tienda online de ropa alternativa, streetwear, sneakers y joyería (BAPE, Kuurth, etc.)</text:p>
      <text:p text:style-name="P5"/>
      <text:p text:style-name="P5">Público objetivo: 16-30 años, cultura hypebeast, influenciados por artistas urbanos</text:p>
      <text:p text:style-name="P5"/>
      <text:p text:style-name="P3">Investigación de competencia (4 tiendas similares):</text:p>
      <text:p text:style-name="P5"/>
      <text:p text:style-name="P5"><text:a xlink:type="simple" xlink:href="https://www.sivasdescalzo.com/" text:style-name="Internet_20_link" text:visited-style-name="Visited_20_Internet_20_Link">https://www.sivasdescalzo.com</text:a></text:p>
      <text:p text:style-name="P5"/>
      <text:p text:style-name="P5"><text:a xlink:type="simple" xlink:href="https://footdistrict.com/" text:style-name="Internet_20_link" text:visited-style-name="Visited_20_Internet_20_Link">https://footdistrict.com</text:a></text:p>
      <text:p text:style-name="P5"/>
      <text:p text:style-name="P5"><text:a xlink:type="simple" xlink:href="https://stockx.com/" text:style-name="Internet_20_link" text:visited-style-name="Visited_20_Internet_20_Link">https://stockx.com</text:a></text:p>
      <text:p text:style-name="P5"/>
      <text:p text:style-name="P5"><text:a xlink:type="simple" xlink:href="https://kuurth.com/" text:style-name="Internet_20_link" text:visited-style-name="Visited_20_Internet_20_Link">https://kuurth.com</text:a></text:p>
      <text:p text:style-name="P5"/>
      <text:p text:style-name="P3">Redacción de Introducción:</text:p>
      <text:p text:style-name="P5"/>
      <text:p text:style-name="P5">SWAGSCORD es un proyecto de tienda online especializada en moda alternativa, </text:p>
      <text:p text:style-name="P5">streetwear y cultura hypebeast. La plataforma ofrecerá un catálogo de productos </text:p>
      <text:p text:style-name="P5">de marcas emergentes y consolidadas del sector, incluyendo ropa, sudaderas, </text:p>
      <text:p text:style-name="P5">sneakers y joyería de firmas como BAPE, Kuurth y otras referentes en el </text:p>
      <text:p text:style-name="P5">panorama urbano.</text:p>
      <text:p text:style-name="P5"/>
      <text:p text:style-name="P5">La aplicación permitirá a los usuarios registrarse, explorar el catálogo, </text:p>
      <text:p text:style-name="P5">gestionar sus productos favoritos y realizar pedidos. Por su parte, los </text:p>
      <text:p text:style-name="P5">administradores podrán gestionar el inventario, los pedidos y los usuarios.</text:p>
      <text:p text:style-name="P5"/>
      <text:p text:style-name="P5">El proyecto surge de la observación de una creciente comunidad en Canarias </text:p>
      <text:p text:style-name="P5">interesada en este tipo de moda, influenciada por artistas del panorama </text:p>
      <text:p text:style-name="P5">argentino como Saramalacara o español como Rojuu. Actualmente, esta comunidad </text:p>
      <text:p text:style-name="P5">depende en gran medida de tiendas de fuera del archipiélago o de importaciones.</text:p>
      <text:p text:style-name="P5"/>
      <text:p text:style-name="P3">Definición de requisitos técnicos básicos:</text:p>
      <text:p text:style-name="P5"/>
      <text:p text:style-name="P5">Base de datos: Usuarios, Productos, ListaDeseos, Carrito, Compras, Pedidos (6 tablas)</text:p>
      <text:p text:style-name="P5"/>
      <text:p text:style-name="P5">Arquitectura: Cliente (frontend) + Servidor (backend)</text:p>
      <text:p text:style-name="P5"/>
      <text:p text:style-name="P3">Decisiones técnicas:</text:p>
      <text:p text:style-name="P5"/>
      <text:p text:style-name="P5">Sistema de pagos: SIMULADO (no real, para proyecto)</text:p>
      <text:p text:style-name="P5"/>
      <text:p text:style-name="P5">Acceso: Catálogo visible para todos / Compras solo para usuarios registrados</text:p>
      <text:p text:style-name="P5"/>
      <text:p text:style-name="P5">Roles: ADMIN (gestión inventario/pedidos/usuarios) y USUARIO NORMAL</text:p>
      <text:p text:style-name="P5"><text:soft-page-break/></text:p>
      <text:p text:style-name="P3">PROBLEMAS ENCONTRADOS:</text:p>
      <text:p text:style-name="P5"/>
      <text:p text:style-name="P5">Ninguno relevante</text:p>
      <text:p text:style-name="P5"/>
      <text:p text:style-name="P6">FECHA: 25 de febrero de 2026</text:p>
      <text:p text:style-name="P6"/>
      <text:p text:style-name="P4">TAREAS REALIZADAS:</text:p>
      <text:p text:style-name="P6"/>
      <text:p text:style-name="P4"><text:span text:style-name="T2">I</text:span>NVESTIGACIÓN DE MERCADO (COMPETENCIA DIRECTA):</text:p>
      <text:p text:style-name="P6">- <text:a xlink:type="simple" xlink:href="https://gbalityonline.myshopify.com/" text:style-name="Internet_20_link" text:visited-style-name="Visited_20_Internet_20_Link">https://gbalityonline.myshopify.com</text:a></text:p>
      <text:p text:style-name="P6">- <text:a xlink:type="simple" xlink:href="https://4salestore.com/" text:style-name="Internet_20_link" text:visited-style-name="Visited_20_Internet_20_Link">https://4salestore.com</text:a></text:p>
      <text:p text:style-name="P6">- Análisis de marcas de fuera: BAPE, marcas "har<text:span text:style-name="T3">d</text:span>y"/hypebeast</text:p>
      <text:p text:style-name="P6">- Observación: El nicho de lo "raro", estilo Tokyo Kid, es difícil de encontrar en Canarias</text:p>
      <text:p text:style-name="P6"/>
      <text:p text:style-name="P4">EMPRESAS TECNOLÓGICAS CANARIAS:</text:p>
      <text:p text:style-name="P6">- Everis Canarias (empresa tecnológica)</text:p>
      <text:p text:style-name="P6"/>
      <text:p text:style-name="P4">TECNOLOGÍAS DEL SECTOR:</text:p>
      <text:p text:style-name="P6">- Tiendas como Sivasdescalzo: React, Node.js, MongoDB/MySQL</text:p>
      <text:p text:style-name="P6">- Ofertas de empleo e-commerce: JavaScript, PHP</text:p>
      <text:p text:style-name="P6"/>
      <text:p text:style-name="P4">CONTRIBUCIÓN A LOS ODS:</text:p>
      <text:p text:style-name="P6"/>
      <table:table table:name="Tabla1" table:style-name="Tabla1">
        <table:table-column table:style-name="Tabla1.A" table:number-columns-repeated="3"/>
        <table:table-row table:style-name="TableLine552695936">
          <table:table-cell table:style-name="Tabla1.A1" office:value-type="string">
            <text:p text:style-name="P7">ODS</text:p>
          </table:table-cell>
          <table:table-cell table:style-name="Tabla1.A1" office:value-type="string">
            <text:p text:style-name="P7">DESCRIPCIÓN</text:p>
          </table:table-cell>
          <table:table-cell table:style-name="Tabla1.C1" office:value-type="string">
            <text:p text:style-name="P7">CÓMO CONTRIBUYE SWAGSCORD</text:p>
          </table:table-cell>
        </table:table-row>
        <table:table-row table:style-name="TableLine552690768">
          <table:table-cell table:style-name="Tabla1.A2" office:value-type="string">
            <text:p text:style-name="P7">ODS 8</text:p>
          </table:table-cell>
          <table:table-cell table:style-name="Tabla1.A2" office:value-type="string">
            <text:p text:style-name="P7">Trabajo decente y crecimiento económico</text:p>
          </table:table-cell>
          <table:table-cell table:style-name="Tabla1.C2" office:value-type="string">
            <text:p text:style-name="P7">Promueve marcas emergentes y pequeños diseñadores, facilitando su acceso al mercado</text:p>
          </table:table-cell>
        </table:table-row>
        <table:table-row table:style-name="TableLine552692672">
          <table:table-cell table:style-name="Tabla1.A2" office:value-type="string">
            <text:p text:style-name="P7">ODS 9</text:p>
          </table:table-cell>
          <table:table-cell table:style-name="Tabla1.A2" office:value-type="string">
            <text:p text:style-name="P9">I<text:span text:style-name="T1">ndustria, innovación e infraestructura</text:span></text:p>
          </table:table-cell>
          <table:table-cell table:style-name="Tabla1.C2" office:value-type="string">
            <text:p text:style-name="P7">Desarrolla una plataforma tecnológica innovadora para el comercio de nicho</text:p>
          </table:table-cell>
        </table:table-row>
        <table:table-row table:style-name="TableLine552694032">
          <table:table-cell table:style-name="Tabla1.A2" office:value-type="string">
            <text:p text:style-name="P7">ODS 12</text:p>
          </table:table-cell>
          <table:table-cell table:style-name="Tabla1.A2" office:value-type="string">
            <text:p text:style-name="P7">Producción y consumo responsables</text:p>
          </table:table-cell>
          <table:table-cell table:style-name="Tabla1.C2" office:value-type="string">
            <text:p text:style-name="P8">Fomenta el conocimiento de marcas de importación, reduciendo la compra impulsiva y facilitando el acceso a productos específicos</text:p>
          </table:table-cell>
        </table:table-row>
      </table:table>
      <text:p text:style-name="P6"/>
      <text:p text:style-name="P6"/>
      <text:p text:style-name="P4">INNOVACIÓN Y ASPECTOS SINGULARES DE SWAGSCORD:</text:p>
      <text:p text:style-name="P6"/>
      <text:p text:style-name="P6">1. **ENFOQUE GLOBAL EMERGENTE:** Nos centramos en marcas emergentes de CUALQUIER parte del mundo mientras sean exitosas en el nicho, no solo locales.</text:p>
      <text:p text:style-name="P6"/>
      <text:p text:style-name="P6">2. **NICHO "HAR<text:span text:style-name="T3">D</text:span>Y"/TOKYO KID:** Traemos productos demandados en el nicho de lo raro, estilo Tokyo Kid, un estilo que raramente puedes encontrar en Canarias. Facilitamos la compra directa de prendas, joyas y accesorios que no se encuentran fácilmente en el archipiélago.</text:p>
      <text:p text:style-name="P6"/>
      <text:p text:style-name="P6"><text:soft-page-break/>3. **SISTEMA DE FIDELIZACIÓN INNOVADOR:** Tarjeta de sellos acumulables con las compras. Al alcanzar X dinero <text:span text:style-name="T3">en una compra</text:span>, se aplica un descuento del 35% (funciona como puente entre tienda online y tienda física).</text:p>
      <text:p text:style-name="P6"/>
      <text:p text:style-name="P4">ANÁLISIS DAFO COMPLETO:</text:p>
      <text:p text:style-name="P4"/>
      <table:table table:name="Tabla2" table:style-name="Tabla2">
        <table:table-column table:style-name="Tabla2.A"/>
        <table:table-column table:style-name="Tabla2.B"/>
        <table:table-row table:style-name="TableLine552694576">
          <table:table-cell table:style-name="Tabla2.A1" office:value-type="string">
            <text:p text:style-name="P8">FORTALEZAS</text:p>
          </table:table-cell>
          <table:table-cell table:style-name="Tabla2.B1" office:value-type="string">
            <text:p text:style-name="P8">DEBILIDADES</text:p>
          </table:table-cell>
        </table:table-row>
        <table:table-row table:style-name="TableLine552697296">
          <table:table-cell table:style-name="Tabla2.A2" office:value-type="string">
            <text:p text:style-name="P8">Concepto innovador de Hyperbeast real con marcas difíciles de encontrar en la isla</text:p>
          </table:table-cell>
          <table:table-cell table:style-name="Tabla2.B2" office:value-type="string">
            <text:p text:style-name="P8">No tener la tarjeta de sellos implementada en la web</text:p>
          </table:table-cell>
        </table:table-row>
        <table:table-row table:style-name="TableLine552697568">
          <table:table-cell table:style-name="Tabla2.A2" office:value-type="string">
            <text:p text:style-name="P8">Calidad asegurada de los producto<text:span text:style-name="T3">s</text:span></text:p>
          </table:table-cell>
          <table:table-cell table:style-name="Tabla2.B2" office:value-type="string">
            <text:p text:style-name="P8">Nicho muy concreto (público limitado)</text:p>
          </table:table-cell>
        </table:table-row>
        <table:table-row table:style-name="TableLine552691856">
          <table:table-cell table:style-name="Tabla2.A2" office:value-type="string">
            <text:p text:style-name="P8">Calidad de guía/asesoramiento al cliente</text:p>
          </table:table-cell>
          <table:table-cell table:style-name="Tabla2.B2" office:value-type="string">
            <text:p text:style-name="P8">Producto muy caro con riesgo de pérdida (robos, extravíos<text:span text:style-name="T3">)</text:span></text:p>
          </table:table-cell>
        </table:table-row>
        <table:table-row table:style-name="TableLine552693216">
          <table:table-cell table:style-name="Tabla2.A2" office:value-type="string">
            <text:p text:style-name="P8">Contactos para promoción dentro y fuera de España</text:p>
          </table:table-cell>
          <table:table-cell table:style-name="Tabla2.B2" office:value-type="string">
            <text:p text:style-name="Table_20_Contents"/>
          </table:table-cell>
        </table:table-row>
        <table:table-row table:style-name="TableLine552696480">
          <table:table-cell table:style-name="Tabla2.A2" office:value-type="string">
            <text:p text:style-name="P8">OPORTUNIDADES</text:p>
          </table:table-cell>
          <table:table-cell table:style-name="Tabla2.B2" office:value-type="string">
            <text:p text:style-name="P8">AMENAZAS</text:p>
          </table:table-cell>
        </table:table-row>
        <table:table-row table:style-name="TableLine552692944">
          <table:table-cell table:style-name="Tabla2.A2" office:value-type="string">
            <text:p text:style-name="P8">Colaboraciones grandes con marcas/artistas</text:p>
          </table:table-cell>
          <table:table-cell table:style-name="Tabla2.B2" office:value-type="string">
            <text:p text:style-name="P8">Grandes empresas como Aliexpress (competencia global)</text:p>
          </table:table-cell>
        </table:table-row>
        <table:table-row table:style-name="TableLine552694304">
          <table:table-cell table:style-name="Tabla2.A2" office:value-type="string">
            <text:p text:style-name="P8">Expansión a más locales físicos</text:p>
          </table:table-cell>
          <table:table-cell table:style-name="Tabla2.B2" office:value-type="string">
            <text:p text:style-name="P8">Las propias tiendas oficiales de las marcas</text:p>
          </table:table-cell>
        </table:table-row>
        <table:table-row table:style-name="TableLine552694848">
          <table:table-cell table:style-name="Tabla2.A2" office:value-type="string">
            <text:p text:style-name="P8">Presentación en eventos de moda urbana</text:p>
          </table:table-cell>
          <table:table-cell table:style-name="Tabla2.B2" office:value-type="string">
            <text:p text:style-name="P8">Multinacionales del sector</text:p>
          </table:table-cell>
        </table:table-row>
        <table:table-row table:style-name="TableLine552695392">
          <table:table-cell table:style-name="Tabla2.A2" office:value-type="string">
            <text:p text:style-name="P8">Colaboraciones con artistas emergentes y famosos del sector</text:p>
          </table:table-cell>
          <table:table-cell table:style-name="Tabla2.B2" office:value-type="string">
            <text:p text:style-name="P8">Haters/críticas en redes sociales</text:p>
          </table:table-cell>
        </table:table-row>
      </table:table>
      <text:p text:style-name="P4"/>
      <text:p text:style-name="P4">PROBLEMAS ENCONTRADOS:</text:p>
      <text:p text:style-name="P4"/>
      <text:p text:style-name="P6">Ninguno relevante, la investigación fluyó bien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92f1d" officeooo:paragraph-rsid="00192f1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orrador Kevin Alejandro Ramos Bernal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2-23T21:18:13.578000000</meta:creation-date>
    <dc:date>2026-03-09T21:46:40.746000000</dc:date>
    <meta:editing-duration>PT24M33S</meta:editing-duration>
    <meta:editing-cycles>8</meta:editing-cycles>
    <meta:generator>LibreOffice/7.1.4.2$Windows_X86_64 LibreOffice_project/a529a4fab45b75fefc5b6226684193eb000654f6</meta:generator>
    <meta:document-statistic meta:table-count="2" meta:image-count="0" meta:object-count="0" meta:page-count="13" meta:paragraph-count="84" meta:word-count="580" meta:character-count="4192" meta:non-whitespace-character-count="3687"/>
  </office:meta>
</office:document-meta>
</file>